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d9cda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d9cda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</text:span></text:p>
      <text:p text:style-name="P2"><text:span text:style-name="T4">Павел как обычно сидел в кресле и что-то читал. Неожиданно тишину прервал телефонный звонок. Павел взял трубку. </text:span></text:p>
      <text:p text:style-name="P2"><text:span text:style-name="T4">–Да. Павел Алехин слушает.</text:span></text:p>
      <text:p text:style-name="P2"><text:span text:style-name="T4">–Добрый вечер, Павел Даниилович. Мы очень надеемся, что вы сможете присутствовать на конференции в воскресенье.</text:span></text:p>
      <text:p text:style-name="P2"><text:span text:style-name="T4">–Я так понимаю, вы говорите о научном собрании, которое намечается в Париже.</text:span></text:p>
      <text:p text:style-name="P2"><text:span text:style-name="T4">–Именно так, Павел Даниилович. Однако у нас предусмотрена программа, которая начинается со среды. Вы можете принять в ней участие и посетить ряд выставок. </text:span></text:p>
      <text:p text:style-name="P2"><text:span text:style-name="T4">–Да, хорошо. Я прилечу. До свидания.</text:span></text:p>
      <text:p text:style-name="P2"><text:span text:style-name="T4">–Приятного вечера, Павел Даниилович.</text:span></text:p>
      <text:p text:style-name="P2"><text:span text:style-name="T4">Павел упал в кресло, задумавшись, после чего достал ноутбук и, открыв почту, написал Евгению письмо: «Евгений Эдуардович, добрый вечер! Будьте готовы, в четверг мы летим в Париж, вернемся во вторник». После этого, Павел походил по комнате и, немного подумав, набрал на телефоне номер. Продолжительные гудки делали его ожидание еще более мучительным. Наконец его нарушил приятный женский голос.</text:span></text:p>
      <text:p text:style-name="P2"><text:span text:style-name="T4">–Да, что вы хотели, Павел.</text:span></text:p>
      <text:p text:style-name="P2"><text:span text:style-name="T4">–Добрый вечер, Даша. Я хотел поговорить обо всем. </text:span></text:p>
      <text:p text:style-name="P2"><text:span text:style-name="T4">–Павел, я же вам уже все сказала. Мне нужно время. Я понимаю тебя, но мне нужно все это обдумать. </text:span></text:p>
      <text:p text:style-name="P2"><text:span text:style-name="T4">–Даш, послушай, давай встретимся и все обсудим.</text:span></text:p>
      <text:p text:style-name="P2"><text:span text:style-name="T4">–Что обсудим?</text:span></text:p>
      <text:p text:style-name="P2"><text:soft-page-break/><text:span text:style-name="T4">–Собирайся, я через час за тобой заеду, – сказал Павел и положил трубку. </text:span></text:p>
      <text:p text:style-name="P2"><text:span text:style-name="T4">Павел принял душ, после чего направился к шкафу. Достав чистую рубашку и новый костюм, он оделся и, завязав галстук, накинул пальто, направился к джипу. Через полчаса он стоял перед домом Дарьи с букетом роз. Ветер нежно трепал его волосы и разносил приятный запах дорогих духов. <text:s/>Девушка вышла из дома. Увидев Павла, она с удивлением улыбнулась. </text:span></text:p>
      <text:p text:style-name="P2"><text:span text:style-name="T4">–Даша, это тебе! – сказал он, протягивая цветы.</text:span></text:p>
      <text:p text:style-name="P2"><text:span text:style-name="T4">–Спасибо! – ответила девушка.</text:span></text:p>
      <text:p text:style-name="P2"><text:span text:style-name="T4">–Предлагаю поехать поужинать. Я знаю неплохой ресторан. </text:span></text:p>
      <text:p text:style-name="P2"><text:span text:style-name="T4">–Слушай, а у тебя с собой гитара? </text:span></text:p>
      <text:p text:style-name="P2"><text:span text:style-name="T4">–Да, а что?</text:span></text:p>
      <text:p text:style-name="P2"><text:span text:style-name="T4">–А пойдем ко мне. Я сегодня пекла пирог, – мягко сказала девушка. <text:s/>Она была настолько растрогана, что забыла про свои раздумья.</text:span></text:p>
      <text:p text:style-name="P2"><text:span text:style-name="T4">Павел достал из машины гитару, и они пошли в дом. Вечер проходил в разговорах за столом, с бутылкой вина и прекрасным пирогом испеченным Дарьей. Время на часах было 23:41. Павел играл на гитаре и пел английскую песню, а Даша сидела рядом, положив голову ему на плечо, и наслаждалась. </text:span></text:p>
      <text:p text:style-name="P2"><text:span text:style-name="T4">–Мне пора ехать, – сказал Павел, допев.</text:span></text:p>
      <text:p text:style-name="P2"><text:span text:style-name="T4">–Хорошо. Я провожу тебя.</text:span></text:p>
      <text:p text:style-name="P2"><text:span text:style-name="T4">–Ты не поедешь ко мне?</text:span></text:p>
      <text:p text:style-name="P2"><text:span text:style-name="T4">–Нет, у меня завтра дела. В университете меня не будет, меня заменят. Я должна уехать до <text:s/>среды. </text:span></text:p>
      <text:p text:style-name="P2"><text:span text:style-name="T4">–А куда, если не секрет?</text:span></text:p>
      <text:p text:style-name="P2"><text:soft-page-break/><text:span text:style-name="T4">–Паш, можно я потом расскажу тебе об этом?</text:span></text:p>
      <text:p text:style-name="P2"><text:span text:style-name="T4">–Да, хорошо. Кстати, меня тоже не будет до среды. И следуя твоему примеру, я тоже расскажу потом, – улыбнувшись, сказал он.</text:span></text:p>
      <text:p text:style-name="P2"><text:span text:style-name="T4">Парень и Девушка стояли у машины, нежно обнимаясь. Павел осторожно поднял голову Даши, и, отодвинув волосы, наклонился к ней. Губы их слились в неглубоком поцелуе. Девушка крепче прижалась к нему, обвивая руками шею Парня. Оторвавшись, она посмотрела ему в глаза и прошептала:</text:span></text:p>
      <text:p text:style-name="P2"><text:span text:style-name="T4">–Спокойной ночи, Паш.</text:span></text:p>
      <text:p text:style-name="P2"><text:span text:style-name="T4">–И тебе тоже, – ответил он, садясь в машину. </text:span></text:p>
      <text:p text:style-name="P2"><text:span text:style-name="T4">Через полчаса, Павел сидел в кресле, кутаясь в халат, с чаем в руках, погруженный в приятные раздумья, и улыбался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8:54.205000000</meta:creation-date>
    <dc:date>2022-05-15T19:19:20.547000000</dc:date>
    <meta:editing-duration>PT26S</meta:editing-duration>
    <meta:editing-cycles>1</meta:editing-cycles>
    <meta:document-statistic meta:table-count="0" meta:image-count="0" meta:object-count="0" meta:page-count="3" meta:paragraph-count="34" meta:word-count="479" meta:character-count="3017" meta:non-whitespace-character-count="2549"/>
    <meta:generator>LibreOffice/7.2.2.2$Windows_X86_64 LibreOffice_project/02b2acce88a210515b4a5bb2e46cbfb63fe97d56</meta:generator>
  </office:meta>
</office:document-meta>
</file>